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istrer/Endre detaljer på mal</text:p>
      <text:p text:style-name="P1"/>
      <text:p text:style-name="P2">I dette skjermbildet kan du opprette ny detalj eller endre på eksisternde detalj for mal.</text:p>
      <text:p text:style-name="P2"/>
      <text:p text:style-name="P2">Knytt detaljen til et kapittel.</text:p>
      <text:p text:style-name="P2"/>
      <text:p text:style-name="P2">Registrer Navn på mal og eventuelle beskrivelser.</text:p>
      <text:p text:style-name="P2"/>
      <text:p text:style-name="P2">Klikk «Legg til post» for å registrere nye poster på malen.</text:p>
      <text:p text:style-name="P2"/>
      <text:p text:style-name="P2">Klikk «Lagre» for å ferdigstille registreringer.</text:p>
      <text:p text:style-name="P2">For å kansellere registreringene klikk «Avslutt» eventuelt et menypunkt til venstre i skjermbilde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10-13T11:16:16.70</dc:date>
    <dc:language>en-US</dc:language>
    <meta:editing-cycles>9</meta:editing-cycles>
    <meta:editing-duration>PT01H43M14S</meta:editing-duration>
    <meta:document-statistic meta:table-count="0" meta:image-count="0" meta:object-count="0" meta:page-count="1" meta:paragraph-count="7" meta:word-count="61" meta:character-count="406"/>
    <meta:user-defined meta:name="Info 1"/>
    <meta:user-defined meta:name="Info 2"/>
    <meta:user-defined meta:name="Info 3"/>
    <meta:user-defined meta:name="Info 4"/>
  </office:meta>
</office:document-meta>
</file>